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903cm" fo:min-width="8.70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457cm"/>
      <style:paragraph-properties style:writing-mode="lr-tb"/>
    </style:style>
    <style:style style:name="gr3" style:family="graphic" style:parent-style-name="standard">
      <style:graphic-properties svg:stroke-width="0.081cm" svg:stroke-color="#b7b3ca" draw:marker-start-width="0.321cm" draw:marker-end-width="0.321cm" draw:opacity="0%" draw:textarea-horizontal-align="justify" draw:textarea-vertical-align="middle" draw:auto-grow-height="false" fo:min-height="2.925cm" fo:min-width="6.168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20477a" draw:marker-start-width="0.321cm" draw:marker-end-width="0.321cm" draw:opacity="0%" draw:textarea-horizontal-align="justify" draw:textarea-vertical-align="middle" draw:auto-grow-height="false" fo:min-height="18.402cm" fo:min-width="26.725cm" fo:padding-top="0.165cm" fo:padding-bottom="0.165cm" fo:padding-left="0.29cm" fo:padding-right="0.29cm"/>
    </style:style>
    <style:style style:name="gr5" style:family="graphic" style:parent-style-name="standard">
      <style:graphic-properties svg:stroke-width="0.106cm" svg:stroke-color="#000000" draw:marker-start-width="0.358cm" draw:marker-end-width="0.358cm" draw:opacity="0%" draw:textarea-horizontal-align="justify" draw:textarea-vertical-align="middle" draw:auto-grow-height="false" fo:min-height="14.355cm" fo:min-width="9.977cm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svg:stroke-width="0.081cm" svg:stroke-color="#b7b3ca" draw:marker-start-width="0.321cm" draw:marker-end-width="0.321cm" draw:opacity="0%" draw:textarea-horizontal-align="justify" draw:textarea-vertical-align="middle" draw:auto-grow-height="false" fo:min-height="2.845cm" fo:min-width="6.088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svg:stroke-width="0.106cm" svg:stroke-color="#000000" draw:marker-start-width="0.358cm" draw:marker-end-width="0.358cm" draw:opacity="0%" draw:textarea-horizontal-align="justify" draw:textarea-vertical-align="middle" draw:auto-grow-height="false" fo:min-height="14.251cm" fo:min-width="9.873cm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style:text-position="-8% 58%" fo:font-weight="bold" style:font-weight-asian="bold" style:font-weight-complex="bold"/>
    </style:style>
    <style:style style:name="P3" style:family="paragraph">
      <loext:graphic-properties draw:opacity="0%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opacity="0%"/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07cm" svg:height="11.153cm" svg:x="4.175cm" svg:y="6.715cm">
          <text:p text:style-name="P1"><text:span text:style-name="T1">3D-Model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14.718cm" svg:height="1.673cm" svg:x="6.919cm" svg:y="2.27cm">
          <draw:text-box>
            <text:p><text:span text:style-name="T1">3D-Modelle und Text-/Bilddaten laufen getrennt</text:span></text:p>
          </draw:text-box>
        </draw:frame>
        <draw:custom-shape draw:style-name="gr3" draw:text-style-name="P3" draw:layer="layout" svg:width="6.668cm" svg:height="3.175cm" svg:x="5.445cm" svg:y="12.747cm">
          <text:p text:style-name="P1"><text:span text:style-name="T1">aus</text:span><text:span text:style-name="T1"><text:line-break/></text:span><text:span text:style-name="T1">Ressources-</text:span><text:span text:style-name="T1"><text:line-break/></text:span><text:span text:style-name="T1">Verzeichnis beim</text:span><text:span text:style-name="T1"><text:line-break/></text:span><text:span text:style-name="T1">Start gelad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27.305cm" svg:height="18.732cm" svg:x="1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0.477cm" svg:height="14.605cm" svg:x="3.54cm" svg:y="3.857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0.141cm" svg:height="0.962cm" svg:x="3.559cm" svg:y="4.175cm">
          <draw:text-box>
            <text:p text:style-name="P5"><text:span text:style-name="T1">Bearbeitung nur im Unity-Editor</text:span></text:p>
          </draw:text-box>
        </draw:frame>
        <draw:custom-shape draw:style-name="gr1" draw:text-style-name="P1" draw:layer="layout" svg:width="9.207cm" svg:height="11.153cm" svg:x="15.923cm" svg:y="6.715cm">
          <text:p text:style-name="P1"><text:span text:style-name="T1">Bilder/Tex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3" draw:layer="layout" svg:width="6.668cm" svg:height="3.175cm" svg:x="17.193cm" svg:y="12.747cm">
          <text:p text:style-name="P1"><text:span text:style-name="T1">aus</text:span><text:span text:style-name="T1"><text:line-break/></text:span><text:span text:style-name="T1">StreamingAssets-</text:span><text:span text:style-name="T1"><text:line-break/></text:span><text:span text:style-name="T1">Verzeichnis beim</text:span><text:span text:style-name="T1"><text:line-break/></text:span><text:span text:style-name="T1">Start gelad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4" draw:layer="layout" svg:width="10.477cm" svg:height="14.605cm" svg:x="15.288cm" svg:y="3.857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341cm" svg:height="2.384cm" svg:x="15.789cm" svg:y="4.165cm">
          <draw:text-box>
            <text:p text:style-name="P5"><text:span text:style-name="T1">Bearbeitung im Unity-Editor</text:span></text:p>
            <text:p text:style-name="P5"><text:span text:style-name="T1">und im StreamingAssets-</text:span><text:span text:style-name="T1"><text:line-break/></text:span><text:span text:style-name="T1">Verzeichni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3T10:47:54.574566381</meta:creation-date>
    <dc:date>2021-07-29T18:16:53.753813301</dc:date>
    <meta:editing-duration>PT1H57S</meta:editing-duration>
    <meta:editing-cycles>13</meta:editing-cycles>
    <meta:generator>LibreOffice/7.0.6.2$Linux_X86_64 LibreOffice_project/00$Build-2</meta:generator>
    <meta:document-statistic meta:object-count="10"/>
  </office:meta>
</office:document-meta>
</file>